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e41" officeooo:paragraph-rsid="0017ae41"/>
    </style:style>
    <style:style style:name="P2" style:family="paragraph" style:parent-style-name="Standard">
      <style:text-properties officeooo:rsid="0017b80a" officeooo:paragraph-rsid="0017b80a"/>
    </style:style>
    <style:style style:name="P3" style:family="paragraph" style:parent-style-name="Standard">
      <style:text-properties officeooo:rsid="0017ae41" officeooo:paragraph-rsid="0017ae41"/>
    </style:style>
    <style:style style:name="P4" style:family="paragraph" style:parent-style-name="Standard">
      <style:text-properties officeooo:rsid="0019289a" officeooo:paragraph-rsid="0019289a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neen</text:p>
      <text:p text:style-name="P1"/>
      <text:p text:style-name="P1">Debate 2 Notes</text:p>
      <text:p text:style-name="P1"/>
      <text:p text:style-name="P1"/>
      <text:p text:style-name="P4">Clever way to own the probable main line of attack via the 1<text:span text:style-name="T1">st</text:span> Amendment (including incitement exceptions)! Well done.</text:p>
      <text:p text:style-name="P4"/>
      <text:p text:style-name="P4">Great discussion of German law.</text:p>
      <text:p text:style-name="P4"/>
      <text:p text:style-name="P4">Smart to draw ideological parallels between SJ and Nazism.</text:p>
      <text:p text:style-name="P4"/>
      <text:p text:style-name="P4">Smart preemption of arguments from Streisand Effects (though a little underdeveloped---the connection to tipping points is a little subtle).</text:p>
      <text:p text:style-name="P1"/>
      <text:p text:style-name="P1"/>
      <text:p text:style-name="P4">VERBAL</text:p>
      <text:p text:style-name="P4"/>
      <text:p text:style-name="P4">INTRODUCTION: Good.</text:p>
      <text:p text:style-name="P4"/>
      <text:p text:style-name="P4"/>
      <text:p text:style-name="P4">ARGUMENTS</text:p>
      <text:p text:style-name="P4"/>
      <text:p text:style-name="P4">Good rebuttal of argument from religious exception, made by John. Reframing in terms of fighting propaganda was well done. Set the tone for a long period in the debate. You were both a little quiet, but your contributions were good.</text:p>
      <text:p text:style-name="P4"/>
      <text:p text:style-name="P4"/>
      <text:p text:style-name="P4">CONCLUSION</text:p>
      <text:p text:style-name="P1"/>
      <text:p text:style-name="P1">95 /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20:24:01.558000000</meta:creation-date>
    <dc:date>2018-07-11T18:38:09.754000000</dc:date>
    <meta:editing-duration>PT10M31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2" meta:word-count="105" meta:character-count="651" meta:non-whitespace-character-count="559"/>
  </office:meta>
</office:document-meta>
</file>